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ChainImpl.addAspect( Object aspect , Properties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hainImpl.getAspect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hainImpl.getAspe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hainImpl.AspectChainImpl( Class aClass , List aspects , List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ChainImpl.AspectChainImpl( Class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ChainImpl.addAspect( Object aspect , Properties config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pectChainImpl.getProperti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hainImpl.hasAsp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